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text-properties officeooo:rsid="00088e4f" officeooo:paragraph-rsid="00088e4f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</style:style>
    <style:style style:name="P6" style:family="paragraph" style:parent-style-name="Text_20_body" style:list-style-name="L1">
      <style:paragraph-properties fo:margin-top="0cm" fo:margin-bottom="0cm" style:contextual-spacing="false" style:writing-mode="lr-tb"/>
    </style:style>
    <style:style style:name="P7" style:family="paragraph" style:parent-style-name="Text_20_body" style:list-style-name="L1">
      <style:paragraph-properties style:writing-mode="lr-tb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 style:list-style-name="L2">
      <style:paragraph-properties fo:margin-top="0cm" fo:margin-bottom="0cm" style:contextual-spacing="false" style:writing-mode="lr-tb"/>
    </style:style>
    <style:style style:name="P10" style:family="paragraph" style:parent-style-name="Text_20_body" style:list-style-name="L2">
      <style:paragraph-properties style:writing-mode="lr-tb"/>
    </style:style>
    <style:style style:name="P11" style:family="paragraph" style:parent-style-name="Text_20_body" style:list-style-name="L3">
      <style:paragraph-properties fo:margin-top="0cm" fo:margin-bottom="0cm" style:contextual-spacing="false" style:writing-mode="lr-tb"/>
    </style:style>
    <style:style style:name="P12" style:family="paragraph" style:parent-style-name="Text_20_body" style:list-style-name="L3">
      <style:paragraph-properties style:writing-mode="lr-tb"/>
    </style:style>
    <style:style style:name="P13" style:family="paragraph" style:parent-style-name="Text_20_body" style:list-style-name="L4">
      <style:paragraph-properties fo:margin-top="0cm" fo:margin-bottom="0cm" style:contextual-spacing="false" style:writing-mode="lr-tb"/>
    </style:style>
    <style:style style:name="P14" style:family="paragraph" style:parent-style-name="Text_20_body" style:list-style-name="L4">
      <style:paragraph-properties style:writing-mode="lr-tb"/>
    </style:style>
    <style:style style:name="P15" style:family="paragraph" style:parent-style-name="Text_20_body" style:list-style-name="L5">
      <style:paragraph-properties fo:margin-top="0cm" fo:margin-bottom="0cm" style:contextual-spacing="false" style:writing-mode="lr-tb"/>
    </style:style>
    <style:style style:name="P16" style:family="paragraph" style:parent-style-name="Text_20_body" style:list-style-name="L5">
      <style:paragraph-properties style:writing-mode="lr-tb"/>
    </style:style>
    <style:style style:name="P17" style:family="paragraph" style:parent-style-name="Text_20_body" style:list-style-name="L6">
      <style:paragraph-properties fo:margin-top="0cm" fo:margin-bottom="0cm" style:contextual-spacing="false" style:writing-mode="lr-tb"/>
    </style:style>
    <style:style style:name="P18" style:family="paragraph" style:parent-style-name="Text_20_body" style:list-style-name="L6">
      <style:paragraph-properties style:writing-mode="lr-tb"/>
    </style:style>
    <style:style style:name="P19" style:family="paragraph" style:parent-style-name="Text_20_body" style:list-style-name="L7">
      <style:paragraph-properties fo:margin-top="0cm" fo:margin-bottom="0cm" style:contextual-spacing="false" style:writing-mode="lr-tb"/>
    </style:style>
    <style:style style:name="P20" style:family="paragraph" style:parent-style-name="Text_20_body" style:list-style-name="L7">
      <style:paragraph-properties style:writing-mode="lr-tb"/>
    </style:style>
    <style:style style:name="P21" style:family="paragraph" style:parent-style-name="Text_20_body" style:list-style-name="L8">
      <style:paragraph-properties fo:margin-top="0cm" fo:margin-bottom="0cm" style:contextual-spacing="false" style:writing-mode="lr-tb"/>
    </style:style>
    <style:style style:name="P22" style:family="paragraph" style:parent-style-name="Text_20_body" style:list-style-name="L8">
      <style:paragraph-properties style:writing-mode="lr-tb"/>
    </style:style>
    <style:style style:name="P23" style:family="paragraph" style:parent-style-name="Text_20_body" style:list-style-name="L9">
      <style:paragraph-properties fo:margin-top="0cm" fo:margin-bottom="0cm" style:contextual-spacing="false" style:writing-mode="lr-tb"/>
    </style:style>
    <style:style style:name="P24" style:family="paragraph" style:parent-style-name="Text_20_body" style:list-style-name="L9">
      <style:paragraph-properties style:writing-mode="lr-tb"/>
    </style:style>
    <style:style style:name="P25" style:family="paragraph" style:parent-style-name="Text_20_body" style:list-style-name="L10">
      <style:paragraph-properties fo:margin-top="0cm" fo:margin-bottom="0cm" style:contextual-spacing="false" style:writing-mode="lr-tb"/>
    </style:style>
    <style:style style:name="P26" style:family="paragraph" style:parent-style-name="Text_20_body" style:list-style-name="L10">
      <style:paragraph-properties style:writing-mode="lr-tb"/>
    </style:style>
    <style:style style:name="P27" style:family="paragraph" style:parent-style-name="Text_20_body" style:list-style-name="L11">
      <style:paragraph-properties fo:margin-top="0cm" fo:margin-bottom="0cm" style:contextual-spacing="false" style:writing-mode="lr-tb"/>
    </style:style>
    <style:style style:name="P28" style:family="paragraph" style:parent-style-name="Text_20_body" style:list-style-name="L11">
      <style:paragraph-properties style:writing-mode="lr-tb"/>
    </style:style>
    <style:style style:name="P29" style:family="paragraph" style:parent-style-name="Text_20_body">
      <style:paragraph-properties style:writing-mode="lr-tb"/>
    </style:style>
    <style:style style:name="P30" style:family="paragraph" style:parent-style-name="Text_20_body" style:list-style-name="L12"/>
    <style:style style:name="P31" style:family="paragraph" style:parent-style-name="Text_20_body" style:list-style-name="L12">
      <style:paragraph-properties fo:margin-top="0cm" fo:margin-bottom="0cm" style:contextual-spacing="false"/>
    </style:style>
    <style:style style:name="P32" style:family="paragraph" style:parent-style-name="Text_20_body">
      <style:text-properties officeooo:rsid="00088e4f" officeooo:paragraph-rsid="00088e4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Entendendo os Componentes</text:span></text:p>
      <text:p text:style-name="P29">Antes de iniciarmos, vamos revisar os componentes que você mencionou e suas funções:</text:p>
      <text:list text:style-name="L1">
        <text:list-item>
          <text:p text:style-name="P6"><text:span text:style-name="Strong_20_Emphasis">GLPI:</text:span> Uma ferramenta de gestão de serviços de TI open-source popular, utilizada para gerenciar inventário, incidentes, solicitações de serviço e outros.</text:p>
        </text:list-item>
        <text:list-item>
          <text:p text:style-name="P6"><text:span text:style-name="Strong_20_Emphasis">Foagate RDS:</text:span> Acredito que haja uma confusão. Provavelmente você quis dizer <text:span text:style-name="Strong_20_Emphasis">Amazon RDS</text:span>. O RDS é um serviço gerenciado da AWS que permite você provisionar e operar bancos de dados relacionais, como MySQL, PostgreSQL, etc.</text:p>
        </text:list-item>
        <text:list-item>
          <text:p text:style-name="P7"><text:span text:style-name="Strong_20_Emphasis">ALB:</text:span> Amazon Load Balancer. Um serviço de balanceamento de carga que distribui o tráfego de entrada entre múltiplas instâncias de sua aplicação, garantindo alta disponibilidade e escalabilidade.</text:p>
        </text:list-item>
      </text:list>
      <text:p text:style-name="P29"><text:span text:style-name="Strong_20_Emphasis">Requisitos para a Implementação</text:span></text:p>
      <text:p text:style-name="P29">Para implementar um projeto com GLPI em alta disponibilidade na AWS, você precisará dos seguintes componentes e considerar os seguintes aspectos:</text:p>
      <text:h text:style-name="P1" text:outline-level="3">1. <text:span text:style-name="Strong_20_Emphasis">Conta na AWS:</text:span></text:h>
      <text:list text:style-name="L2">
        <text:list-item>
          <text:p text:style-name="P9"><text:span text:style-name="Strong_20_Emphasis">Acesso:</text:span> Você precisará de uma conta na AWS com as devidas permissões para criar e gerenciar os recursos.</text:p>
        </text:list-item>
        <text:list-item>
          <text:p text:style-name="P10"><text:span text:style-name="Strong_20_Emphasis">Região:</text:span> Escolha uma região da AWS próxima aos seus usuários para reduzir a latência.</text:p>
        </text:list-item>
      </text:list>
      <text:h text:style-name="P1" text:outline-level="3">2. <text:span text:style-name="Strong_20_Emphasis">Instâncias EC2:</text:span></text:h>
      <text:list text:style-name="L3">
        <text:list-item>
          <text:p text:style-name="P11"><text:span text:style-name="Strong_20_Emphasis">Sistema Operacional:</text:span> Escolha um sistema operacional compatível com GLPI, como Ubuntu ou CentOS.</text:p>
        </text:list-item>
        <text:list-item>
          <text:p text:style-name="P11"><text:span text:style-name="Strong_20_Emphasis">Tamanho:</text:span> Selecione um tamanho de instância adequado à carga esperada da sua aplicação.</text:p>
        </text:list-item>
        <text:list-item>
          <text:p text:style-name="P12"><text:span text:style-name="Strong_20_Emphasis">Configuração:</text:span> Instale o GLPI e configure-o de acordo com suas necessidades.</text:p>
        </text:list-item>
      </text:list>
      <text:h text:style-name="P1" text:outline-level="3">3. <text:span text:style-name="Strong_20_Emphasis">Banco de Dados RDS:</text:span></text:h>
      <text:list text:style-name="L4">
        <text:list-item>
          <text:p text:style-name="P13"><text:span text:style-name="Strong_20_Emphasis">Motor de banco de dados:</text:span> Escolha um motor de banco de dados compatível com GLPI, como MySQL ou PostgreSQL.</text:p>
        </text:list-item>
        <text:list-item>
          <text:p text:style-name="P13"><text:span text:style-name="Strong_20_Emphasis">Instâncias:</text:span> Crie pelo menos duas instâncias em uma configuração de replicação para alta disponibilidade.</text:p>
        </text:list-item>
        <text:list-item>
          <text:p text:style-name="P14"><text:span text:style-name="Strong_20_Emphasis">Conexão:</text:span> Configure o GLPI para se conectar ao banco de dados RDS.</text:p>
        </text:list-item>
      </text:list>
      <text:h text:style-name="P1" text:outline-level="3">4. <text:span text:style-name="Strong_20_Emphasis">Amazon Load Balancer (ALB):</text:span></text:h>
      <text:list text:style-name="L5">
        <text:list-item>
          <text:p text:style-name="P15"><text:span text:style-name="Strong_20_Emphasis">Criação:</text:span> Crie um ALB de aplicação para distribuir o tráfego entre as instâncias EC2.</text:p>
        </text:list-item>
        <text:list-item>
          <text:p text:style-name="P16"><text:span text:style-name="Strong_20_Emphasis">Configuração:</text:span> Configure o ALB para encaminhar o tráfego HTTP(S) para as suas instâncias.</text:p>
        </text:list-item>
      </text:list>
      <text:h text:style-name="P1" text:outline-level="3">5. <text:span text:style-name="Strong_20_Emphasis">Grupo Auto Escalável:</text:span></text:h>
      <text:list text:style-name="L6">
        <text:list-item>
          <text:p text:style-name="P17"><text:span text:style-name="Strong_20_Emphasis">Criação:</text:span> Crie um grupo auto escalável para automaticamente ajustar o número de instâncias EC2 de acordo com a demanda.</text:p>
        </text:list-item>
        <text:list-item>
          <text:p text:style-name="P18"><text:span text:style-name="Strong_20_Emphasis">Política:</text:span> Configure uma política de escalonamento baseada em métricas como utilização de CPU ou conexões.</text:p>
        </text:list-item>
      </text:list>
      <text:h text:style-name="P1" text:outline-level="3"><text:soft-page-break/>6. <text:span text:style-name="Strong_20_Emphasis">Armazenamento:</text:span></text:h>
      <text:list text:style-name="L7">
        <text:list-item>
          <text:p text:style-name="P19"><text:span text:style-name="Strong_20_Emphasis">EBS:</text:span> Use volumes EBS para armazenar os dados das instâncias EC2.</text:p>
        </text:list-item>
        <text:list-item>
          <text:p text:style-name="P20"><text:span text:style-name="Strong_20_Emphasis">S3:</text:span> Utilize o S3 para armazenar backups do banco de dados e outros arquivos.</text:p>
        </text:list-item>
      </text:list>
      <text:h text:style-name="P1" text:outline-level="3">7. <text:span text:style-name="Strong_20_Emphasis">Segurança:</text:span></text:h>
      <text:list text:style-name="L8">
        <text:list-item>
          <text:p text:style-name="P21"><text:span text:style-name="Strong_20_Emphasis">Grupos de segurança:</text:span> Configure grupos de segurança para controlar o tráfego de entrada e saída para suas instâncias.</text:p>
        </text:list-item>
        <text:list-item>
          <text:p text:style-name="P21"><text:span text:style-name="Strong_20_Emphasis">IAM:</text:span> Utilize o IAM para gerenciar as permissões de acesso aos seus recursos da AWS.</text:p>
        </text:list-item>
        <text:list-item>
          <text:p text:style-name="P22"><text:span text:style-name="Strong_20_Emphasis">Certificados SSL:</text:span> Se você estiver utilizando HTTPS, configure certificados SSL para o seu ALB.</text:p>
        </text:list-item>
      </text:list>
      <text:h text:style-name="P1" text:outline-level="3">8. <text:span text:style-name="Strong_20_Emphasis">Monitoramento:</text:span></text:h>
      <text:list text:style-name="L9">
        <text:list-item>
          <text:p text:style-name="P23"><text:span text:style-name="Strong_20_Emphasis">CloudWatch:</text:span> Utilize o CloudWatch para monitorar o desempenho das suas instâncias, banco de dados e ALB.</text:p>
        </text:list-item>
        <text:list-item>
          <text:p text:style-name="P24"><text:span text:style-name="Strong_20_Emphasis">Alarmes:</text:span> Configure alarmes para notificá-lo em caso de problemas.</text:p>
        </text:list-item>
      </text:list>
      <text:p text:style-name="P29"><text:span text:style-name="Strong_20_Emphasis">Considerações Adicionais:</text:span></text:p>
      <text:list text:style-name="L10">
        <text:list-item>
          <text:p text:style-name="P25"><text:span text:style-name="Strong_20_Emphasis">Alta Disponibilidade:</text:span> Além da replicação do banco de dados e do ALB, considere utilizar uma zona de disponibilidade separada para cada instância para garantir maior tolerância a falhas.</text:p>
        </text:list-item>
        <text:list-item>
          <text:p text:style-name="P25"><text:span text:style-name="Strong_20_Emphasis">Backup:</text:span> Implemente uma estratégia de backup regular para proteger seus dados.</text:p>
        </text:list-item>
        <text:list-item>
          <text:p text:style-name="P25"><text:span text:style-name="Strong_20_Emphasis">Desempenho:</text:span> Ajuste o tamanho das instâncias e as configurações do banco de dados de acordo com a carga esperada.</text:p>
        </text:list-item>
        <text:list-item>
          <text:p text:style-name="P26"><text:span text:style-name="Strong_20_Emphasis">Segurança:</text:span> Mantenha seus sistemas atualizados com as últimas patches de segurança.</text:p>
        </text:list-item>
      </text:list>
      <text:p text:style-name="P29"><text:span text:style-name="Strong_20_Emphasis">Diagrama Simplificado:</text:span></text:p>
      <text:p text:style-name="P29">[Diagrama mostrando a arquitetura com EC2, ALB, RDS, S3, e as conexões entre eles]</text:p>
      <text:p text:style-name="P29"><text:span text:style-name="Strong_20_Emphasis">Próximos Passos:</text:span></text:p>
      <text:p text:style-name="P29">Com esse guia, você possui uma base sólida para iniciar seu projeto. Recomendo que você consulte a documentação oficial da AWS para obter mais detalhes sobre cada serviço e as melhores práticas.</text:p>
      <text:p text:style-name="P29"><text:span text:style-name="Strong_20_Emphasis">Gostaria de aprofundar algum tópico específico?</text:span> Posso fornecer mais detalhes sobre:</text:p>
      <text:list text:style-name="L11">
        <text:list-item>
          <text:p text:style-name="P27">Configuração do GLPI</text:p>
        </text:list-item>
        <text:list-item>
          <text:p text:style-name="P27">Criação de um ALB</text:p>
        </text:list-item>
        <text:list-item>
          <text:p text:style-name="P27">Configuração de um grupo auto escalável</text:p>
        </text:list-item>
        <text:list-item>
          <text:p text:style-name="P28">Melhores práticas de segurança na AWS</text:p>
        </text:list-item>
      </text:list>
      <text:p text:style-name="P29"><text:span text:style-name="Strong_20_Emphasis">Qualquer dúvida, é só perguntar!</text:span></text:p>
      <text:p text:style-name="P29"><text:span text:style-name="Strong_20_Emphasis">Observação:</text:span> A configuração exata pode variar dependendo das suas necessidades específicas e das últimas atualizações dos serviços da AWS.</text:p>
      <text:p text:style-name="P29"><text:span text:style-name="Strong_20_Emphasis">Palavras-chave:</text:span> GLPI, AWS, RDS, ALB, alta disponibilidade, infraestrutura, nuvem, banco de dados, servidor.</text:p>
      <text:p text:style-name="P29"><text:span text:style-name="Strong_20_Emphasis">Gostaria de adicionar alguma outra informação ou tem alguma outra pergunta?</text:span></text:p>
      <text:p text:style-name="P3"><text:soft-page-break/>Dockerfile</text:p>
      <text:p text:style-name="P3"># Use uma imagem base do Ubuntu</text:p>
      <text:p text:style-name="P3">FROM ubuntu:latest</text:p>
      <text:p text:style-name="P3"/>
      <text:p text:style-name="P3"># Atualiza os pacotes</text:p>
      <text:p text:style-name="P3">RUN apt-get update &amp;&amp; apt-get upgrade -y</text:p>
      <text:p text:style-name="P3"/>
      <text:p text:style-name="P3"># Instala as dependências necessárias (ajuste conforme necessário)</text:p>
      <text:p text:style-name="P3">RUN apt-get install -y apache2 mysql-server php libapache2-mod-php php-mysql php-gd php-curl</text:p>
      <text:p text:style-name="P3"/>
      <text:p text:style-name="P3"># Configura o MySQL (ajuste a senha)</text:p>
      <text:p text:style-name="P3">RUN mysql_secure_installation \</text:p>
      <text:p text:style-name="P3"><text:s text:c="2"/>-u root \</text:p>
      <text:p text:style-name="P3"><text:s text:c="2"/>-p'sua_senha_forte'</text:p>
      <text:p text:style-name="P3"/>
      <text:p text:style-name="P3"># Baixa e descompacta o GLPI (ajuste o caminho para o arquivo)</text:p>
      <text:p text:style-name="P3">WORKDIR /var/www/html</text:p>
      <text:p text:style-name="P3">RUN wget https://download.glpi-project.org/glpi-9.5.4.tar.gz \</text:p>
      <text:p text:style-name="P3"><text:s text:c="2"/>&amp;&amp; tar -xzvf glpi-9.5.4.tar.gz</text:p>
      <text:p text:style-name="P3"/>
      <text:p text:style-name="P3"># Configura as permissões (ajuste conforme necessário)</text:p>
      <text:p text:style-name="P3">RUN chown -R www-data:www-data /var/www/html</text:p>
      <text:p text:style-name="P3"/>
      <text:p text:style-name="P3"># Configura o Apache (ajuste o DocumentRoot)</text:p>
      <text:p text:style-name="P3">COPY apache2.conf /etc/apache2/apache2.conf</text:p>
      <text:p text:style-name="P3"/>
      <text:p text:style-name="P3"># Executa o script de instalação do GLPI (ajuste o caminho para o script)</text:p>
      <text:p text:style-name="P3">RUN php /var/www/html/install/install.php</text:p>
      <text:p text:style-name="P3"/>
      <text:p text:style-name="P3"># Exporta as variáveis de ambiente do GLPI (ajuste conforme necessário)</text:p>
      <text:p text:style-name="P3">ENV GLPI_DATABASE_SERVER=localhost \</text:p>
      <text:p text:style-name="P3"><text:s text:c="4"/>GLPI_DATABASE_NAME=glpi \</text:p>
      <text:p text:style-name="P3"><text:s text:c="4"/>GLPI_DATABASE_USER=root \</text:p>
      <text:p text:style-name="P3"><text:s text:c="4"/>GLPI_DATABASE_PASSWORD=sua_senha_forte</text:p>
      <text:p text:style-name="P3"/>
      <text:p text:style-name="P3"># Executa o Apache</text:p>
      <text:p text:style-name="P3">CMD ["apachectl", "-D", "FOREGROUND"]</text:p>
      <text:p text:style-name="P3"/>
      <text:p text:style-name="P32"><text:span text:style-name="Strong_20_Emphasis">Observações:</text:span></text:p>
      <text:list text:style-name="L12">
        <text:list-item>
          <text:p text:style-name="P31"><text:span text:style-name="Strong_20_Emphasis">Personalização:</text:span> Este é apenas um exemplo básico. Você precisará ajustar o Dockerfile de acordo com a versão do GLPI, as dependências específicas, e as configurações do seu ambiente.</text:p>
        </text:list-item>
        <text:list-item>
          <text:p text:style-name="P31"><text:span text:style-name="Strong_20_Emphasis">Segurança:</text:span> É fundamental seguir as melhores práticas de segurança ao criar imagens Docker, como usar imagens base atualizadas, minimizar o número de pacotes instalados e configurar corretamente as permissões.</text:p>
        </text:list-item>
        <text:list-item>
          <text:p text:style-name="P31"><text:span text:style-name="Strong_20_Emphasis">Configuração do Apache:</text:span> O arquivo <text:span text:style-name="Source_20_Text">apache2.conf</text:span> deve ser configurado para servir o GLPI. Você pode encontrar um exemplo de configuração no diretório de configuração do Apache.</text:p>
        </text:list-item>
        <text:list-item>
          <text:p text:style-name="P31"><text:soft-page-break/><text:span text:style-name="Strong_20_Emphasis">Banco de dados:</text:span> A configuração do banco de dados MySQL é apenas um exemplo. Você pode usar outro banco de dados, como PostgreSQL, ajustando as instruções do Dockerfile de acordo.</text:p>
        </text:list-item>
        <text:list-item>
          <text:p text:style-name="P30"><text:span text:style-name="Strong_20_Emphasis">Instalação do GLPI:</text:span> O script de instalação do GLPI pode variar dependendo da versão. Consulte a documentação oficial do GLPI para obter instruções detalhadas.</text:p>
        </text:list-item>
      </text:list>
      <text:p text:style-name="Text_20_body"><text:span text:style-name="Strong_20_Emphasis">Construindo a Imagem:</text:span></text:p>
      <text:p text:style-name="P4">Bash</text:p>
      <text:p text:style-name="P2"><text:span text:style-name="Source_20_Text">docker build -t minha-imagem-glpi .</text:span></text:p>
      <text:p text:style-name="P8">Use o código <text:a xlink:type="simple" xlink:href="../../../../../../faq%23coding" office:target-frame-name="_blank" xlink:show="new" text:style-name="Internet_20_link" text:visited-style-name="Visited_20_Internet_20_Link">com cuidado</text:a>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20:47:34.665775235</meta:creation-date>
    <dc:date>2024-09-05T20:53:47.681755313</dc:date>
    <meta:editing-duration>PT6M13S</meta:editing-duration>
    <meta:editing-cycles>1</meta:editing-cycles>
    <meta:document-statistic meta:table-count="0" meta:image-count="0" meta:object-count="0" meta:page-count="4" meta:paragraph-count="90" meta:word-count="951" meta:character-count="6209" meta:non-whitespace-character-count="5365"/>
    <meta:generator>LibreOffice/24.2.5.2$Linux_X86_64 LibreOffice_project/420$Build-2</meta:generator>
  </office:meta>
</office:document-meta>
</file>